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RW Gothic" svg:font-family="'URW Gothic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1efeab" style:font-weight-asian="bold" style:font-weight-complex="bold"/>
    </style:style>
    <style:style style:name="P4" style:family="paragraph" style:parent-style-name="Standard">
      <style:text-properties style:font-name="Likhan"/>
    </style:style>
    <style:style style:name="P5" style:family="paragraph" style:parent-style-name="Standard">
      <style:text-properties style:font-name="Likhan" officeooo:rsid="001a2f5c" officeooo:paragraph-rsid="001a2f5c"/>
    </style:style>
    <style:style style:name="P6" style:family="paragraph" style:parent-style-name="Standard">
      <style:text-properties style:font-name="Likhan" fo:font-weight="bold" style:font-weight-asian="bold" style:font-weight-complex="bold"/>
    </style:style>
    <style:style style:name="P7" style:family="paragraph" style:parent-style-name="Standard">
      <style:text-properties style:font-name="Likhan" fo:font-weight="bold" officeooo:rsid="001d9dfa" officeooo:paragraph-rsid="001d9dfa" style:font-weight-asian="bold" style:font-weight-complex="bold"/>
    </style:style>
    <style:style style:name="P8" style:family="paragraph" style:parent-style-name="Standard">
      <style:text-properties style:font-name="Likhan" fo:font-weight="bold" officeooo:rsid="001d9dfa" officeooo:paragraph-rsid="001e571c" style:font-weight-asian="bold" style:font-weight-complex="bold"/>
    </style:style>
    <style:style style:name="P9" style:family="paragraph" style:parent-style-name="Standard" style:list-style-name="L1">
      <style:text-properties style:font-name="Likhan" officeooo:rsid="001d9dfa" officeooo:paragraph-rsid="001d9dfa"/>
    </style:style>
    <style:style style:name="P10" style:family="paragraph" style:parent-style-name="Standard">
      <style:text-properties style:font-name="Likhan" officeooo:rsid="001d9dfa" officeooo:paragraph-rsid="001d9dfa"/>
    </style:style>
    <style:style style:name="P11" style:family="paragraph" style:parent-style-name="Standard" style:list-style-name="L2">
      <style:text-properties style:font-name="Likhan" officeooo:rsid="001d9dfa" officeooo:paragraph-rsid="001e571c"/>
    </style:style>
    <style:style style:name="P12" style:family="paragraph" style:parent-style-name="Standard">
      <style:text-properties style:font-name="Likhan" officeooo:rsid="001d9dfa" officeooo:paragraph-rsid="001e571c"/>
    </style:style>
    <style:style style:name="P13" style:family="paragraph" style:parent-style-name="Standard" style:list-style-name="L2">
      <style:text-properties officeooo:paragraph-rsid="001d9dfa"/>
    </style:style>
    <style:style style:name="P14" style:family="paragraph" style:parent-style-name="Standard" style:list-style-name="L3">
      <style:text-properties officeooo:paragraph-rsid="001efeab"/>
    </style:style>
    <style:style style:name="P15" style:family="paragraph" style:parent-style-name="Standard">
      <style:text-properties officeooo:paragraph-rsid="001efeab"/>
    </style:style>
    <style:style style:name="P16" style:family="paragraph" style:parent-style-name="Standard">
      <style:text-properties style:text-underline-style="solid" style:text-underline-type="double" style:text-underline-width="auto" style:text-underline-color="font-color" officeooo:paragraph-rsid="001efeab"/>
    </style:style>
    <style:style style:name="P17" style:family="paragraph" style:parent-style-name="Standard">
      <style:text-properties style:text-underline-style="solid" style:text-underline-type="double" style:text-underline-width="auto" style:text-underline-color="font-color" officeooo:rsid="0020e3a3" officeooo:paragraph-rsid="0020e3a3"/>
    </style:style>
    <style:style style:name="P18" style:family="paragraph" style:parent-style-name="Standard">
      <style:text-properties style:text-underline-style="solid" style:text-underline-type="double" style:text-underline-width="auto" style:text-underline-color="font-color" officeooo:paragraph-rsid="0020e3a3"/>
    </style:style>
    <style:style style:name="T1" style:family="text">
      <style:text-properties officeooo:rsid="001a2f5c"/>
    </style:style>
    <style:style style:name="T2" style:family="text">
      <style:text-properties officeooo:rsid="001c2552"/>
    </style:style>
    <style:style style:name="T3" style:family="text">
      <style:text-properties style:font-name="Likhan"/>
    </style:style>
    <style:style style:name="T4" style:family="text">
      <style:text-properties style:font-name="Likhan" officeooo:rsid="001d9dfa"/>
    </style:style>
    <style:style style:name="T5" style:family="text">
      <style:text-properties style:font-name="Likhan" officeooo:rsid="001f7e36"/>
    </style:style>
    <style:style style:name="T6" style:family="text">
      <style:text-properties style:font-name="Likhan" officeooo:rsid="001f9c6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Non-Disclosure Agreement (NDA)</text:p>
      <text:p text:style-name="P4"/>
      <text:p text:style-name="P4">Effective Date: December 18, 2025</text:p>
      <text:p text:style-name="P4">This Agreement is entered into between:</text:p>
      <text:p text:style-name="P4">Disclosing Party:</text:p>
      <text:p text:style-name="P4"><text:span text:style-name="T1">Won</text:span></text:p>
      <text:p text:style-name="P4">Passport: </text:p>
      <text:p text:style-name="P5">Korea Address</text:p>
      <text:p text:style-name="P4"><text:span text:style-name="T1">won</text:span>@<text:span text:style-name="T1">google.com</text:span></text:p>
      <text:p text:style-name="P4">and</text:p>
      <text:p text:style-name="P4">Receiving Party:</text:p>
      <text:p text:style-name="P4"><text:span text:style-name="T1">Haque Khandoker Mohd Mazidul</text:span></text:p>
      <text:p text:style-name="P4"><text:a xlink:type="simple" xlink:href="mailto:tebunia@gmail.com" text:style-name="Internet_20_link" text:visited-style-name="Visited_20_Internet_20_Link"><text:span text:style-name="T2">tebunia@gmail.com</text:span></text:a></text:p>
      <text:p text:style-name="P4"/>
      <text:p text:style-name="P6">1. Purpose</text:p>
      <text:p text:style-name="P6"/>
      <text:p text:style-name="P4">The Receiving Party is being hired by <text:span text:style-name="T2">Won</text:span> to contribute to</text:p>
      <text:p text:style-name="P4">the development of the <text:span text:style-name="T2">Game</text:span> project. In the course of this work, the</text:p>
      <text:p text:style-name="P4">Receiving Party received access to confidential information, including information originally</text:p>
      <text:p text:style-name="P4">disclosed to <text:span text:style-name="T2">Won</text:span> by a third party.</text:p>
      <text:p text:style-name="Standard"/>
      <text:p text:style-name="P2">1. Purpose</text:p>
      <text:p text:style-name="Standard"/>
      <text:p text:style-name="P4">The Receiving Party is being hired by Oleksii Reznichenko on Upwork.com to contribute to</text:p>
      <text:p text:style-name="P4">the development of the Biophoton Machine project. In the course of this work, the</text:p>
      <text:p text:style-name="P4">Receiving Party received access to confidential information, including information originally</text:p>
      <text:p text:style-name="P4">disclosed to Oleksii Reznichenko by a third party.</text:p>
      <text:p text:style-name="P4"/>
      <text:p text:style-name="P6">2. Definition of Confidential Information</text:p>
      <text:p text:style-name="P6"/>
      <text:p text:style-name="P4">"Confidential Information" includes but is not limited to:</text:p>
      <text:list xml:id="list2430984422" text:style-name="L1">
        <text:list-item>
          <text:p text:style-name="P9">Graphics Design</text:p>
        </text:list-item>
        <text:list-item>
          <text:p text:style-name="P9">Dimensions</text:p>
        </text:list-item>
        <text:list-item>
          <text:p text:style-name="P9">Game Design Concept</text:p>
        </text:list-item>
        <text:list-item>
          <text:p text:style-name="P9">Instruction Manual </text:p>
        </text:list-item>
        <text:list-item>
          <text:p text:style-name="P9">Packaging Design</text:p>
        </text:list-item>
        <text:list-item>
          <text:p text:style-name="P9">Marketing Policy</text:p>
        </text:list-item>
      </text:list>
      <text:p text:style-name="P10"/>
      <text:p text:style-name="P10"/>
      <text:p text:style-name="P10"/>
      <text:p text:style-name="P10"/>
      <text:p text:style-name="P7"><text:soft-page-break/>3. Obligations of the Receiving party</text:p>
      <text:p text:style-name="P10"/>
      <text:p text:style-name="P10">The Receiving Party agrees to:</text:p>
      <text:list xml:id="list2631545449" text:style-name="L2">
        <text:list-item>
          <text:p text:style-name="P13"><text:span text:style-name="T4">Keep all Confidential Information strictly confidential and not disclose it to any third party.</text:span></text:p>
        </text:list-item>
        <text:list-item>
          <text:p text:style-name="P11">Use the Confidential Information solely for the purpose of development under this</text:p>
          <text:p text:style-name="P11">project.</text:p>
        </text:list-item>
        <text:list-item>
          <text:p text:style-name="P11">Apply reasonable measures to protect Confidential Information, no less than those used</text:p>
          <text:p text:style-name="P11">for their own sensitive data.</text:p>
        </text:list-item>
        <text:list-item>
          <text:p text:style-name="P11">Not reverse-engineer, copy, or use the Confidential Information for personal or</text:p>
          <text:p text:style-name="P11">commercial purposes beyond this project.</text:p>
        </text:list-item>
      </text:list>
      <text:p text:style-name="P12"/>
      <text:p text:style-name="P8">4. Exclusions</text:p>
      <text:p text:style-name="P12">This Agreement does not apply to information that:</text:p>
      <text:list xml:id="list64318999" text:style-name="L3">
        <text:list-item>
          <text:p text:style-name="P14"><text:span text:style-name="T4">Was publicly known at the time of disclosure or becomes public not due to breach of this Agreement</text:span></text:p>
        </text:list-item>
        <text:list-item>
          <text:p text:style-name="P14"><text:span text:style-name="T4">Is disclosed by a third party lawfully entitled to do so</text:span></text:p>
        </text:list-item>
        <text:list-item>
          <text:p text:style-name="P14"><text:span text:style-name="T4">Is developed independently without reference to the Confidential Information</text:span></text:p>
        </text:list-item>
      </text:list>
      <text:p text:style-name="P15"><text:span text:style-name="T4"/></text:p>
      <text:p text:style-name="P3"><text:span text:style-name="T4">5. Term and return of materials</text:span></text:p>
      <text:p text:style-name="P3"><text:span text:style-name="T4"/></text:p>
      <text:p text:style-name="P15"><text:span text:style-name="T4">This Agreement is valid for three (2) years from the Effective Date. Upon request or project</text:span></text:p>
      <text:p text:style-name="P15"><text:span text:style-name="T4">termination, the Receiving Party will return or destroy all materials containing Confidential</text:span></text:p>
      <text:p text:style-name="P15"><text:span text:style-name="T4">Information.</text:span></text:p>
      <text:p text:style-name="P15"><text:span text:style-name="T4"/></text:p>
      <text:p text:style-name="P3"><text:span text:style-name="T4">6. Intellectual property</text:span></text:p>
      <text:p text:style-name="P15"><text:span text:style-name="T4"/></text:p>
      <text:p text:style-name="P15"><text:span text:style-name="T4">All rights to inventions, concepts, designs, and deliverables resulting from the use of</text:span></text:p>
      <text:p text:style-name="P15"><text:span text:style-name="T4">Confidential Information remain the property of </text:span><text:span text:style-name="T5">Won</text:span><text:span text:style-name="T4"> or his clients. No</text:span></text:p>
      <text:p text:style-name="P15"><text:span text:style-name="T4">ownership or license is granted.</text:span></text:p>
      <text:p text:style-name="P15"><text:span text:style-name="T4"/></text:p>
      <text:p text:style-name="P3"><text:span text:style-name="T4">7. Remedies</text:span></text:p>
      <text:p text:style-name="P15"><text:span text:style-name="T4"/></text:p>
      <text:p text:style-name="P15"><text:span text:style-name="T4">Unauthorized disclosure or use of Confidential Information may cause harm. The</text:span></text:p>
      <text:p text:style-name="P15"><text:span text:style-name="T4">Disclosing Party is entitled to seek legal remedies, including injunctive relief.</text:span></text:p>
      <text:p text:style-name="P3"><text:span text:style-name="T4">8. Governing Law</text:span></text:p>
      <text:p text:style-name="P15"><text:span text:style-name="T4"/></text:p>
      <text:p text:style-name="P15"><text:span text:style-name="T4">This Agreement shall be governed by the laws of </text:span><text:span text:style-name="T6">Korea</text:span><text:span text:style-name="T4">.</text:span></text:p>
      <text:p text:style-name="P15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oft-page-break/><text:span text:style-name="T4">9. Entire Agreement</text:span></text:p>
      <text:p text:style-name="P3"><text:span text:style-name="T4"/></text:p>
      <text:p text:style-name="P15"><text:span text:style-name="T4">This Agreement constitutes the full understanding between the parties and supersedes prior</text:span></text:p>
      <text:p text:style-name="P15"><text:span text:style-name="T4">communications.</text:span></text:p>
      <text:p text:style-name="P15"><text:span text:style-name="T4"/></text:p>
      <text:p text:style-name="P16"><text:span text:style-name="T4">Signatures</text:span></text:p>
      <text:p text:style-name="P16"><text:span text:style-name="T4">Disclosing Party:​</text:span></text:p>
      <text:p text:style-name="P17"><text:span text:style-name="T4">W</text:span><text:span text:style-name="T3">on</text:span></text:p>
      <text:p text:style-name="P16"><text:span text:style-name="T4">Passport: </text:span></text:p>
      <text:p text:style-name="P17"><text:span text:style-name="T4">A</text:span><text:span text:style-name="T3">ddress: </text:span></text:p>
      <text:p text:style-name="P17"><text:span text:style-name="T4">E</text:span><text:span text:style-name="T3">mail:</text:span></text:p>
      <text:p text:style-name="P16"><text:span text:style-name="T4"/></text:p>
      <text:p text:style-name="P16"><text:span text:style-name="T4">Date: __________________</text:span></text:p>
      <text:p text:style-name="P16"><text:span text:style-name="T4"/></text:p>
      <text:p text:style-name="P16"><text:span text:style-name="T4">Signature: __________________</text:span></text:p>
      <text:p text:style-name="P16"><text:span text:style-name="T4"/></text:p>
      <text:p text:style-name="P16"><text:span text:style-name="T4">Receiving Party:</text:span></text:p>
      <text:p text:style-name="P16"><text:span text:style-name="T4"/></text:p>
      <text:p text:style-name="P16"><text:span text:style-name="T4">______________________</text:span></text:p>
      <text:p text:style-name="P16"><text:span text:style-name="T4"/></text:p>
      <text:p text:style-name="P16"><text:span text:style-name="T4">_______________________</text:span></text:p>
      <text:p text:style-name="P16"><text:span text:style-name="T4"/></text:p>
      <text:p text:style-name="P18"><text:span text:style-name="T4">Date: __________________</text:span></text:p>
      <text:p text:style-name="P18"><text:span text:style-name="T4"/></text:p>
      <text:p text:style-name="P16"><text:span text:style-name="T4">Signature: __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RW Gothic" svg:font-family="'URW Gothic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4T18:26:26.999273680</meta:creation-date>
    <dc:date>2026-03-14T18:55:26.805611853</dc:date>
    <meta:editing-duration>PT18M44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3" meta:paragraph-count="73" meta:word-count="416" meta:character-count="2811" meta:non-whitespace-character-count="2476"/>
  </office:meta>
</office:document-meta>
</file>